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ans-serif"/>
  </office:font-face-decls>
  <office:automatic-styles>
    <style:style style:name="P1" style:family="paragraph" style:parent-style-name="Text_20_body">
      <style:text-properties fo:color="#000000" loext:opacity="100%" officeooo:rsid="000b9f9d" officeooo:paragraph-rsid="000b9f9d"/>
    </style:style>
    <style:style style:name="P2" style:family="paragraph" style:parent-style-name="Title">
      <style:text-properties fo:color="#000000" loext:opacity="100%" officeooo:rsid="000b9f9d" officeooo:paragraph-rsid="000b9f9d"/>
    </style:style>
    <style:style style:name="P3" style:family="paragraph" style:parent-style-name="Text_20_body">
      <style:text-properties fo:color="#000000" loext:opacity="100%" officeooo:paragraph-rsid="000b9f9d"/>
    </style:style>
    <style:style style:name="P4" style:family="paragraph" style:parent-style-name="Text_20_body">
      <style:text-properties fo:color="#000000" loext:opacity="100%" officeooo:rsid="000cfb09" officeooo:paragraph-rsid="000cfb09"/>
    </style:style>
    <style:style style:name="P5"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color="#000000" loext:opacity="100%"/>
    </style:style>
    <style:style style:name="P6" style:family="paragraph" style:parent-style-name="Text_20_body">
      <style:text-properties fo:color="#000000" loext:opacity="100%" officeooo:rsid="0012a355" officeooo:paragraph-rsid="0012a355"/>
    </style:style>
    <style:style style:name="P7" style:family="paragraph" style:parent-style-name="Text_20_body">
      <style:text-properties fo:color="#000000" loext:opacity="100%" officeooo:rsid="0013f815" officeooo:paragraph-rsid="0013f815"/>
    </style:style>
    <style:style style:name="P8" style:family="paragraph" style:parent-style-name="Text_20_body">
      <style:text-properties fo:color="#000000" loext:opacity="100%" officeooo:rsid="00142799" officeooo:paragraph-rsid="00142799"/>
    </style:style>
    <style:style style:name="P9" style:family="paragraph" style:parent-style-name="Text_20_body">
      <style:text-properties fo:color="#000000" loext:opacity="100%" fo:font-weight="normal" officeooo:rsid="00142799" officeooo:paragraph-rsid="00142799" style:font-weight-asian="normal" style:font-weight-complex="normal"/>
    </style:style>
    <style:style style:name="P10" style:family="paragraph" style:parent-style-name="Text_20_body">
      <style:paragraph-properties fo:margin-left="0in" fo:margin-right="0in" fo:orphans="2" fo:widows="2" fo:text-indent="0in" style:auto-text-indent="false"/>
      <style:text-properties fo:color="#000000" loext:opacity="100%" fo:font-weight="normal" officeooo:rsid="001db9c9" officeooo:paragraph-rsid="001db9c9" style:font-weight-asian="normal" style:font-weight-complex="normal"/>
    </style:style>
    <style:style style:name="P11" style:family="paragraph" style:parent-style-name="Text_20_body">
      <style:paragraph-properties fo:margin-left="0in" fo:margin-right="0in" fo:orphans="2" fo:widows="2" fo:text-indent="0in" style:auto-text-indent="false"/>
      <style:text-properties fo:color="#000000" loext:opacity="100%" fo:font-weight="normal" officeooo:rsid="001e2b75" officeooo:paragraph-rsid="001e2b75" style:font-weight-asian="normal" style:font-weight-complex="normal"/>
    </style:style>
    <style:style style:name="P12" style:family="paragraph" style:parent-style-name="Text_20_body">
      <style:text-properties fo:color="#000000" loext:opacity="100%" officeooo:rsid="0017e2e0" officeooo:paragraph-rsid="0017e2e0"/>
    </style:style>
    <style:style style:name="P13" style:family="paragraph" style:parent-style-name="Text_20_body">
      <style:paragraph-properties fo:margin-left="0in" fo:margin-right="0in" fo:orphans="2" fo:widows="2" fo:text-indent="0in" style:auto-text-indent="false"/>
      <style:text-properties fo:color="#000000" loext:opacity="100%"/>
    </style:style>
    <style:style style:name="P14" style:family="paragraph" style:parent-style-name="Text_20_body">
      <style:paragraph-properties fo:margin-left="0in" fo:margin-right="0in" fo:orphans="2" fo:widows="2" fo:text-indent="0in" style:auto-text-indent="false"/>
      <style:text-properties fo:color="#000000" loext:opacity="100%" officeooo:rsid="001cfd0b" officeooo:paragraph-rsid="001cfd0b"/>
    </style:style>
    <style:style style:name="P15" style:family="paragraph" style:parent-style-name="Text_20_body">
      <style:paragraph-properties fo:margin-left="0in" fo:margin-right="0in" fo:orphans="2" fo:widows="2" fo:text-indent="0in" style:auto-text-indent="false"/>
      <style:text-properties fo:color="#000000" loext:opacity="100%" fo:font-weight="bold" officeooo:rsid="001db9c9" officeooo:paragraph-rsid="001db9c9" style:font-weight-asian="bold" style:font-weight-complex="bold"/>
    </style:style>
    <style:style style:name="P16" style:family="paragraph" style:parent-style-name="Text_20_body">
      <style:paragraph-properties fo:margin-left="0in" fo:margin-right="0in" fo:orphans="2" fo:widows="2" fo:text-indent="0in" style:auto-text-indent="false"/>
      <style:text-properties fo:color="#000000" loext:opacity="100%" fo:font-weight="bold" officeooo:rsid="001e2b75" officeooo:paragraph-rsid="001e2b75" style:font-weight-asian="bold" style:font-weight-complex="bold"/>
    </style:style>
    <style:style style:name="P17" style:family="paragraph" style:parent-style-name="Text_20_body">
      <style:text-properties fo:font-variant="normal" fo:text-transform="none" fo:color="#000000" loext:opacity="100%" style:font-name="Poppins" fo:font-size="12pt" fo:letter-spacing="normal" fo:font-style="normal" fo:font-weight="normal" officeooo:paragraph-rsid="000b9f9d" style:font-size-asian="12pt" style:font-weight-asian="normal" style:font-size-complex="12pt" style:font-weight-complex="normal"/>
    </style:style>
    <style:style style:name="P18" style:family="paragraph" style:parent-style-name="Text_20_body">
      <style:text-properties fo:font-variant="normal" fo:text-transform="none" fo:color="#000000" loext:opacity="100%" style:font-name="Poppins" fo:font-size="10.5pt" fo:letter-spacing="normal" fo:font-style="normal" fo:font-weight="normal" officeooo:paragraph-rsid="000b9f9d"/>
    </style:style>
    <style:style style:name="P19" style:family="paragraph" style:parent-style-name="Text_20_body">
      <style:text-properties fo:font-variant="normal" fo:text-transform="none" fo:color="#000000" loext:opacity="100%" style:font-name="Poppins" fo:font-size="10.5pt" fo:letter-spacing="normal" fo:font-style="normal" fo:font-weight="normal" officeooo:rsid="000cfb09" officeooo:paragraph-rsid="000cfb09"/>
    </style:style>
    <style:style style:name="P20" style:family="paragraph" style:parent-style-name="Heading_20_1">
      <style:text-properties fo:color="#000000" loext:opacity="100%" officeooo:rsid="000b9f9d" officeooo:paragraph-rsid="000b9f9d"/>
    </style:style>
    <style:style style:name="P21" style:family="paragraph" style:parent-style-name="Heading_20_2">
      <style:text-properties fo:color="#000000" loext:opacity="100%" officeooo:rsid="000b9f9d" officeooo:paragraph-rsid="000b9f9d"/>
    </style:style>
    <style:style style:name="P22" style:family="paragraph" style:parent-style-name="Heading_20_4">
      <style:text-properties fo:color="#000000" loext:opacity="100%" officeooo:rsid="000b9f9d" officeooo:paragraph-rsid="000b9f9d"/>
    </style:style>
    <style:style style:name="P23" style:family="paragraph" style:parent-style-name="Heading_20_4">
      <style:text-properties fo:color="#000000" loext:opacity="100%" officeooo:rsid="000b9f9d" officeooo:paragraph-rsid="000cfb09"/>
    </style:style>
    <style:style style:name="P24" style:family="paragraph" style:parent-style-name="Text_20_body" style:list-style-name="L1">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Poppins" fo:font-size="12pt" fo:letter-spacing="normal" fo:font-style="normal" fo:font-weight="normal" fo:background-color="#81d41a" style:font-size-asian="12pt" style:font-weight-asian="normal" style:font-size-complex="12pt" style:font-weight-complex="normal"/>
    </style:style>
    <style:style style:name="P25" style:family="paragraph" style:parent-style-name="Text_20_body" style:list-style-name="L2">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Poppins" fo:font-size="12pt" fo:letter-spacing="normal" fo:font-style="normal" fo:font-weight="normal" fo:background-color="#81d41a" style:font-size-asian="12pt" style:font-weight-asian="normal" style:font-size-complex="12pt" style:font-weight-complex="normal"/>
    </style:style>
    <style:style style:name="P26" style:family="paragraph" style:parent-style-name="Text_20_body" style:list-style-name="L3">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Poppins" fo:font-size="12pt" fo:letter-spacing="normal" fo:font-style="normal" fo:font-weight="normal" fo:background-color="#81d41a" style:font-size-asian="12pt" style:font-weight-asian="normal" style:font-size-complex="12pt" style:font-weight-complex="normal"/>
    </style:style>
    <style:style style:name="P27" style:family="paragraph" style:parent-style-name="Text_20_body" style:list-style-name="L4">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Poppins" fo:font-size="12pt" fo:letter-spacing="normal" fo:font-style="normal" fo:font-weight="normal" fo:background-color="#81d41a" style:font-size-asian="12pt" style:font-weight-asian="normal" style:font-size-complex="12pt" style:font-weight-complex="normal"/>
    </style:style>
    <style:style style:name="P28" style:family="paragraph" style:parent-style-name="Text_20_body" style:list-style-name="L5">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Poppins" fo:font-size="12pt" fo:letter-spacing="normal" fo:font-style="normal" fo:font-weight="normal" style:font-size-asian="12pt" style:font-weight-asian="normal" style:font-size-complex="12pt" style:font-weight-complex="normal"/>
    </style:style>
    <style:style style:name="P29" style:family="paragraph" style:parent-style-name="Text_20_body" style:list-style-name="L7">
      <style:paragraph-properties fo:margin-top="0in" fo:margin-bottom="0.0972in" style:contextual-spacing="false" fo:text-align="start" style:justify-single-word="false" fo:orphans="2" fo:widows="2"/>
      <style:text-properties fo:font-variant="normal" fo:text-transform="none" fo:color="#000000" loext:opacity="100%" style:font-name="Poppins" fo:font-size="10.5pt" fo:letter-spacing="normal" fo:font-style="normal" fo:font-weight="normal" fo:background-color="#81d41a"/>
    </style:style>
    <style:style style:name="P30" style:family="paragraph" style:parent-style-name="Text_20_body" style:list-style-name="L10">
      <style:paragraph-properties fo:margin-top="0in" fo:margin-bottom="0.0972in" style:contextual-spacing="false" fo:text-align="start" style:justify-single-word="false" fo:orphans="2" fo:widows="2"/>
      <style:text-properties fo:font-variant="normal" fo:text-transform="none" fo:color="#000000" loext:opacity="100%" style:font-name="Poppins" fo:font-size="10.5pt" fo:letter-spacing="normal" fo:font-style="normal" fo:font-weight="normal" fo:background-color="#81d41a"/>
    </style:style>
    <style:style style:name="P31" style:family="paragraph" style:parent-style-name="Text_20_body" style:list-style-name="L17">
      <style:paragraph-properties fo:margin-top="0in" fo:margin-bottom="0.0972in" style:contextual-spacing="false" fo:text-align="start" style:justify-single-word="false" fo:orphans="2" fo:widows="2"/>
      <style:text-properties fo:font-variant="normal" fo:text-transform="none" fo:color="#000000" loext:opacity="100%" style:font-name="Poppins" fo:font-size="10.5pt" fo:letter-spacing="normal" fo:font-style="normal" fo:font-weight="normal" fo:background-color="#81d41a"/>
    </style:style>
    <style:style style:name="P32" style:family="paragraph" style:parent-style-name="Text_20_body" style:list-style-name="L7">
      <style:paragraph-properties fo:margin-top="0in" fo:margin-bottom="0.0972in" style:contextual-spacing="false" fo:text-align="start" style:justify-single-word="false" fo:orphans="2" fo:widows="2"/>
      <style:text-properties fo:font-variant="normal" fo:text-transform="none" fo:color="#000000" loext:opacity="100%" style:font-name="Poppins" fo:font-size="10.5pt" fo:letter-spacing="normal" fo:font-style="normal" fo:font-weight="normal"/>
    </style:style>
    <style:style style:name="P33" style:family="paragraph" style:parent-style-name="Text_20_body" style:list-style-name="L9">
      <style:paragraph-properties fo:margin-top="0in" fo:margin-bottom="0.0972in" style:contextual-spacing="false" fo:text-align="start" style:justify-single-word="false" fo:orphans="2" fo:widows="2"/>
      <style:text-properties fo:font-variant="normal" fo:text-transform="none" fo:color="#000000" loext:opacity="100%" style:font-name="Poppins" fo:font-size="10.5pt" fo:letter-spacing="normal" fo:font-style="normal" fo:font-weight="normal"/>
    </style:style>
    <style:style style:name="P34" style:family="paragraph" style:parent-style-name="Text_20_body" style:list-style-name="L17">
      <style:paragraph-properties fo:margin-top="0in" fo:margin-bottom="0.0972in" style:contextual-spacing="false" fo:text-align="start" style:justify-single-word="false" fo:orphans="2" fo:widows="2"/>
      <style:text-properties fo:font-variant="normal" fo:text-transform="none" fo:color="#000000" loext:opacity="100%" style:font-name="Poppins" fo:font-size="10.5pt" fo:letter-spacing="normal" fo:font-style="normal" fo:font-weight="normal"/>
    </style:style>
    <style:style style:name="P35" style:family="paragraph" style:parent-style-name="Text_20_body" style:list-style-name="L18">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Poppins" fo:font-size="10.5pt" fo:letter-spacing="normal" fo:font-style="normal" fo:font-weight="normal"/>
    </style:style>
    <style:style style:name="P36" style:family="paragraph" style:parent-style-name="Text_20_body" style:list-style-name="L18">
      <style:paragraph-properties fo:margin-top="0in" fo:margin-bottom="0.0972in" style:contextual-spacing="false" fo:text-align="start" style:justify-single-word="false" fo:orphans="2" fo:widows="2"/>
      <style:text-properties fo:font-variant="normal" fo:text-transform="none" fo:color="#000000" loext:opacity="100%" style:font-name="Poppins" fo:font-size="10.5pt" fo:letter-spacing="normal" fo:font-style="normal" fo:font-weight="normal"/>
    </style:style>
    <style:style style:name="P37" style:family="paragraph" style:parent-style-name="Text_20_body" style:list-style-name="L19">
      <style:paragraph-properties fo:margin-top="0in" fo:margin-bottom="0.0972in" style:contextual-spacing="false" fo:text-align="start" style:justify-single-word="false" fo:orphans="2" fo:widows="2"/>
      <style:text-properties fo:font-variant="normal" fo:text-transform="none" fo:color="#000000" loext:opacity="100%" style:font-name="Poppins" fo:font-size="10.5pt" fo:letter-spacing="normal" fo:font-style="normal" fo:font-weight="normal"/>
    </style:style>
    <style:style style:name="P38" style:family="paragraph" style:parent-style-name="Text_20_body" style:list-style-name="L20">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Poppins" fo:font-size="10.5pt" fo:letter-spacing="normal" fo:font-style="normal" fo:font-weight="normal"/>
    </style:style>
    <style:style style:name="P39" style:family="paragraph" style:parent-style-name="Text_20_body" style:list-style-name="L20">
      <style:paragraph-properties fo:margin-top="0in" fo:margin-bottom="0.0972in" style:contextual-spacing="false" fo:text-align="start" style:justify-single-word="false" fo:orphans="2" fo:widows="2"/>
      <style:text-properties fo:font-variant="normal" fo:text-transform="none" fo:color="#000000" loext:opacity="100%" style:font-name="Poppins" fo:font-size="10.5pt" fo:letter-spacing="normal" fo:font-style="normal" fo:font-weight="normal"/>
    </style:style>
    <style:style style:name="P40" style:family="paragraph" style:parent-style-name="Text_20_body" style:list-style-name="L8">
      <style:paragraph-properties fo:margin-top="0in" fo:margin-bottom="0.0972in" style:contextual-spacing="false" fo:text-align="start" style:justify-single-word="false" fo:orphans="2" fo:widows="2"/>
      <style:text-properties fo:font-variant="normal" fo:text-transform="none" fo:color="#000000" loext:opacity="100%" style:font-name="Poppins" fo:font-size="10.5pt" fo:letter-spacing="normal" fo:font-style="normal" fo:font-weight="normal" fo:background-color="#ffff00"/>
    </style:style>
    <style:style style:name="P41" style:family="paragraph" style:parent-style-name="Text_20_body" style:list-style-name="L11">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Poppins" fo:font-size="10.5pt" fo:letter-spacing="normal" fo:font-style="normal" fo:font-weight="normal"/>
    </style:style>
    <style:style style:name="P42" style:family="paragraph" style:parent-style-name="Text_20_body" style:list-style-name="L12">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Poppins" fo:font-size="10.5pt" fo:letter-spacing="normal" fo:font-style="normal" fo:font-weight="normal"/>
    </style:style>
    <style:style style:name="P43" style:family="paragraph" style:parent-style-name="Text_20_body" style:list-style-name="L13">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Poppins" fo:font-size="10.5pt" fo:letter-spacing="normal" fo:font-style="normal" fo:font-weight="normal"/>
    </style:style>
    <style:style style:name="P44" style:family="paragraph" style:parent-style-name="Text_20_body" style:list-style-name="L14">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Poppins" fo:font-size="10.5pt" fo:letter-spacing="normal" fo:font-style="normal" fo:font-weight="normal"/>
    </style:style>
    <style:style style:name="P45" style:family="paragraph" style:parent-style-name="Text_20_body" style:list-style-name="L15">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Poppins" fo:font-size="10.5pt" fo:letter-spacing="normal" fo:font-style="normal" fo:font-weight="normal"/>
    </style:style>
    <style:style style:name="P46" style:family="paragraph" style:parent-style-name="Text_20_body" style:list-style-name="L6">
      <style:paragraph-properties fo:margin-left="0in" fo:margin-right="0in" fo:orphans="2" fo:widows="2" fo:text-indent="0in" style:auto-text-indent="false"/>
      <style:text-properties fo:color="#000000" loext:opacity="100%"/>
    </style:style>
    <style:style style:name="P47" style:family="paragraph" style:parent-style-name="Text_20_body" style:list-style-name="L16">
      <style:paragraph-properties fo:margin-left="0in" fo:margin-right="0in" fo:orphans="2" fo:widows="2" fo:text-indent="0in" style:auto-text-indent="false"/>
      <style:text-properties fo:color="#000000" loext:opacity="100%"/>
    </style:style>
    <style:style style:name="P48" style:family="paragraph" style:parent-style-name="Text_20_body">
      <style:text-properties fo:color="#000000" loext:opacity="100%" officeooo:paragraph-rsid="000b9f9d"/>
    </style:style>
    <style:style style:name="P49" style:family="paragraph" style:parent-style-name="Text_20_body">
      <style:text-properties fo:color="#000000" loext:opacity="100%" fo:font-weight="bold" officeooo:rsid="002cff01" officeooo:paragraph-rsid="002cff01" style:font-weight-asian="bold" style:font-weight-complex="bold"/>
    </style:style>
    <style:style style:name="P50" style:family="paragraph" style:parent-style-name="Text_20_body">
      <style:text-properties fo:color="#000000" loext:opacity="100%" fo:font-weight="normal" officeooo:rsid="002cff01" officeooo:paragraph-rsid="002cff01" style:font-weight-asian="normal" style:font-weight-complex="normal"/>
    </style:style>
    <style:style style:name="T1" style:family="text">
      <style:text-properties fo:font-variant="normal" fo:text-transform="none" style:font-name="Poppins" fo:font-size="12pt" fo:letter-spacing="normal" fo:font-style="normal" fo:font-weight="normal" fo:background-color="#81d41a" loext:char-shading-value="0" style:font-size-asian="12pt" style:font-weight-asian="normal" style:font-size-complex="12pt" style:font-weight-complex="normal"/>
    </style:style>
    <style:style style:name="T2" style:family="text">
      <style:text-properties fo:font-variant="normal" fo:text-transform="none" style:font-name="Poppins" fo:font-size="10.5pt" fo:letter-spacing="normal" fo:font-style="normal" fo:font-weight="normal"/>
    </style:style>
    <style:style style:name="T3" style:family="text">
      <style:text-properties officeooo:rsid="0019c767"/>
    </style:style>
    <style:style style:name="T4" style:family="text">
      <style:text-properties officeooo:rsid="001e366f"/>
    </style:style>
    <style:style style:name="T5" style:family="text">
      <style:text-properties fo:background-color="#81d41a" loext:char-shading-value="0"/>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idsplan</text:p>
      <text:h text:style-name="P20" text:outline-level="1">Tidspunkt for eksamen: ¼ kl. 15.45</text:h>
      <text:p text:style-name="P1">Passed/Not passed</text:p>
      <text:p text:style-name="P1"/>
      <text:p text:style-name="P1">Henrik/Shahab</text:p>
      <text:p text:style-name="P1">Draw questions, 15 minutes, Bring notes on solving the exercises, and possible implementations. </text:p>
      <text:h text:style-name="P20" text:outline-level="1">Topics:</text:h>
      <text:h text:style-name="P21" text:outline-level="2">Sensors for robotics</text:h>
      <text:h text:style-name="P22" text:outline-level="4">Exercises:</text:h>
      <text:p text:style-name="P17">Suggest an algorithm for calibrating the compass on your Tiago i webots</text:p>
      <text:list xml:id="list1339084304" text:style-name="L1">
        <text:list-item>
          <text:p text:style-name="P24">I<text:span text:style-name="T3">m</text:span>plement it in the controller</text:p>
        </text:list-item>
      </text:list>
      <text:list xml:id="list3011045359" text:style-name="L2">
        <text:list-item>
          <text:p text:style-name="P25">Suggest a way to infer the robot heading from compass readings</text:p>
        </text:list-item>
      </text:list>
      <text:list xml:id="list2507861731" text:style-name="L3">
        <text:list-item>
          <text:p text:style-name="P26">Implement it in the controller and compare to simulation heading</text:p>
        </text:list-item>
      </text:list>
      <text:list xml:id="list3782723150" text:style-name="L4">
        <text:list-item>
          <text:p text:style-name="P27">Add gyroscope and accelerometer to the Tiago</text:p>
        </text:list-item>
      </text:list>
      <text:list xml:id="list3254687983" text:style-name="L5">
        <text:list-item>
          <text:p text:style-name="P28"><text:bookmark text:name="yui_3_17_2_1_1703783970882_443"/><text:span text:style-name="T5">Suggest methods for calibration of gyro </text:span>and accelerometer</text:p>
        </text:list-item>
      </text:list>
      <text:list xml:id="list2273457648" text:style-name="L6">
        <text:list-item>
          <text:p text:style-name="P46"><text:bookmark text:name="yui_3_17_2_1_1703783970882_444"/><text:span text:style-name="T1">Implement in the controller</text:span><text:line-break/></text:p>
        </text:list-item>
      </text:list>
      <text:h text:style-name="P21" text:outline-level="2">Odometry systems</text:h>
      <text:h text:style-name="P23" text:outline-level="4">Exercises:</text:h>
      <text:p text:style-name="P18"><text:bookmark text:name="yui_3_17_2_1_1703784024010_440"/>Add a LIDAR to your Tiago robot</text:p>
      <text:list xml:id="list3243477236" text:style-name="L7">
        <text:list-item>
          <text:p text:style-name="P29">Write a function that plots LIDAR outputs in Cartesian coordinates (matplotlib)</text:p>
        </text:list-item>
        <text:list-item>
          <text:p text:style-name="P29">Write a function in your controller, that implements wheel odometry based on motor speed commands for the Tiago robot</text:p>
        </text:list-item>
        <text:list-item>
          <text:p text:style-name="P29">Compare results to webots output</text:p>
        </text:list-item>
        <text:list-item>
          <text:p text:style-name="P32">Write a function in your controller, that implements wheel odometry based on gyro and accelerometer outputs for the Tiago robot</text:p>
        </text:list-item>
        <text:list-item>
          <text:p text:style-name="P32">Compare results to webots output</text:p>
        </text:list-item>
        <text:list-item>
          <text:p text:style-name="P32"><text:soft-page-break/>For a feature with a given position given in global coordinates (3D), write a function that projects the feature position onto camera coordinates (2D) for a camera with a given pose.</text:p>
        </text:list-item>
        <text:list-item>
          <text:p text:style-name="P32">Combine 2 camera functions (above) to give the functionality of a stereo camera.</text:p>
        </text:list-item>
      </text:list>
      <text:p text:style-name="P3"/>
      <text:h text:style-name="P21" text:outline-level="2">Robot localisation</text:h>
      <text:h text:style-name="P23" text:outline-level="4">Exercises:</text:h>
      <text:p text:style-name="P18">Modify the Particle Filter for a differential robot, so that the measurement is a gps with a std of 1 m.</text:p>
      <text:list xml:id="list2878010854" text:style-name="L8">
        <text:list-item>
          <text:p text:style-name="P40">(Optional) Implement the particle filter to your odometry solution in webots (an example with numpy matrix operations is given under python controller)</text:p>
        </text:list-item>
      </text:list>
      <text:p text:style-name="P3"/>
      <text:p text:style-name="P6">The belief is a distribution and not just a single position estimate. </text:p>
      <text:p text:style-name="P7">Localisation can be 3 different things:</text:p>
      <text:p text:style-name="P7">global</text:p>
      <text:p text:style-name="P7">- The initial position is unknown and it is still able to localise it.</text:p>
      <text:p text:style-name="P7">position tracking</text:p>
      <text:p text:style-name="P7">- Using the initial position of the robot, keep track of the position.</text:p>
      <text:p text:style-name="P7">Kidnapped robot problem</text:p>
      <text:p text:style-name="P7">- It has a belief of where it is, but it is not correct.</text:p>
      <text:p text:style-name="P7"/>
      <text:p text:style-name="P8">Markov localisation</text:p>
      <text:p text:style-name="P9">Assumes that only the previous state and control input and perception is known. </text:p>
      <text:p text:style-name="P3"/>
      <text:h text:style-name="P21" text:outline-level="2">Probabilistic Map-based localisation, Kalman filtering, Extended Kalman Filtering</text:h>
      <text:h text:style-name="P23" text:outline-level="4">Exercises:</text:h>
      <text:p text:style-name="P4">Kalman filtering:</text:p>
      <text:p text:style-name="P19"><text:bookmark text:name="yui_3_17_2_1_1703784133038_444"/>Choose among the following</text:p>
      <text:list xml:id="list3598024954" text:style-name="L9">
        <text:list-item>
          <text:p text:style-name="P33"><text:bookmark text:name="yui_3_17_2_1_1703784133038_443"/>Add a 2nd distance measurement for the Extended Kalman filter for the differential drive robot</text:p>
        </text:list-item>
        <text:list-item>
          <text:p text:style-name="P33"><text:bookmark text:name="yui_3_17_2_1_1703784133038_442"/><text:soft-page-break/>Export the Extended Kalman filter for the differential drive robot from matlab notation to Python for a webots controller.</text:p>
        </text:list-item>
      </text:list>
      <text:p text:style-name="P4"/>
      <text:p text:style-name="P12">Kalman filter localisation cannot recover if it gets lost. It therefore adresses the position tracking problem rather than the global position estimation problem.</text:p>
      <text:p text:style-name="P4"/>
      <text:h text:style-name="P21" text:outline-level="2">Simultaneous localisation and Mapping (SLAM)</text:h>
      <text:h text:style-name="P23" text:outline-level="4">Exercises:</text:h>
      <text:p text:style-name="P18"><text:bookmark text:name="yui_3_17_2_1_1703784192277_438"/>Read and review the m-file: diff_drive_IMU_SLAM_sim.m</text:p>
      <text:list xml:id="list2769430230" text:style-name="L10">
        <text:list-item>
          <text:p text:style-name="P30">Write a review report enabling an understanding of the program in details.</text:p>
        </text:list-item>
        <text:list-item>
          <text:p text:style-name="P30">Run the program and record the covariance of the landmark position discovered latest.</text:p>
        </text:list-item>
        <text:list-item>
          <text:p text:style-name="P30">Modify the program (take a copy) so that landmarks are distributed evenly over a straight line connecting end-points (0,6) and (30,6).</text:p>
        </text:list-item>
        <text:list-item>
          <text:p text:style-name="P30">Modify further so, that the robot moves along the line connecting end points (0,0) and (30,0).</text:p>
        </text:list-item>
        <text:list-item>
          <text:p text:style-name="P30">Record the covariance of the landmark position discovered latest and compare to the previous result.</text:p>
        </text:list-item>
        <text:list-item>
          <text:p text:style-name="P30"><text:bookmark text:name="yui_3_17_2_1_1703784192277_437"/>Let the robot travel (0,0) to (30,0) and back again ,i.e. (0,30) to (0,0) and compare to previous results for covariance.</text:p>
        </text:list-item>
      </text:list>
      <text:p text:style-name="P4">Particle filter SLAM</text:p>
      <text:p text:style-name="P19">Read and review the fastslam1_sim in the folder fastslam1.</text:p>
      <text:list xml:id="list3968645385" text:style-name="L11">
        <text:list-item>
          <text:p text:style-name="P41">Setup 10 landmarks : e.g. from 1 to 10 along "x" axis with a distance of 1 meter between them and with  "y" coordinates all equal to 3.</text:p>
        </text:list-item>
      </text:list>
      <text:list xml:id="list3655390945" text:style-name="L12">
        <text:list-item>
          <text:p text:style-name="P42">Setup 10 waypoints for the robot on the "x" axis from 1 to 10.</text:p>
        </text:list-item>
      </text:list>
      <text:list xml:id="list2088237896" text:style-name="L13">
        <text:list-item>
          <text:p text:style-name="P43">Run the code : "data= fastslam1_sim(lm, wp)"</text:p>
        </text:list-item>
      </text:list>
      <text:list xml:id="list933933116" text:style-name="L14">
        <text:list-item>
          <text:p text:style-name="P44">Write a review report enabling an understanding of the program in details.</text:p>
        </text:list-item>
      </text:list>
      <text:list xml:id="list1087533600" text:style-name="L15">
        <text:list-item>
          <text:p text:style-name="P45">Find the prediction model for the robot and explain the geometry of the robot.</text:p>
        </text:list-item>
      </text:list>
      <text:list xml:id="list1026846304" text:style-name="L16">
        <text:list-item>
          <text:p text:style-name="P47"><text:span text:style-name="T2">Go to the config.m in the main folder, increase the control and observation noises (line 15 and 24) by 10. Explain the behavior.</text:span><text:line-break/></text:p>
        </text:list-item>
      </text:list>
      <text:p text:style-name="P13"/>
      <text:p text:style-name="P14">Steps in SLAM:</text:p>
      <text:p text:style-name="P14">Assume that the robots initial position is 0. From this position the robot observes a feature, which is affcted by the sensor noise, but since the robot has not moved yet, the only noise is the sensor noise. Now the robot moves and observes 2 additional features, but the map becomes correlated with the state estimation noise. The features position are uncertain. In order to reduce the correlation between the <text:soft-page-break/>position estimate and the observed feature, we must optain what is called loop closure. This happens when the robot observes a feature that is already known. At this time all other feature estimates are also updated with a reduced uncertainty. </text:p>
      <text:p text:style-name="P15">EKF SLAM</text:p>
      <text:p text:style-name="P10">Extend the state vector y = [x_t, m_0, m_1, … , m_n-1] such that it includes the state of the robot and all observed features. This state vector is much larger then the standard state vector, thus the covariance matrix is scalled quadratically. This means that it is only intended for feature based maps. </text:p>
      <text:p text:style-name="P16">Graph based SLAM</text:p>
      <text:p text:style-name="P11">Nodes consist of feature locations and also the robot positions x throughout the map generation. Every node is described relative to each other. </text:p>
      <text:p text:style-name="P16">Particle filter SLAM</text:p>
      <text:p text:style-name="P11">Originate from monte carlo methods. It uses particles represented not as state guesses, but rather as gaussians with mean value and covariance. Each particle is updated using a distinct particle filter for each particle. One for each feature in the map. When the robot moves u, then each particle is updated using u, to have a new position. Finally a resampling is conducted based on the importance factor of a particle. Note that it is not called weight but importance factor in the context of SLAM. FastSLAM is easy to implement and it scales logarithmically with the number of features. <text:span text:style-name="T4">Can handle non-linear motion models. </text:span></text:p>
      <text:h text:style-name="P21" text:outline-level="2">Path planning/Obstacle Avoidance: graph based methods, artificial potential fields</text:h>
      <text:h text:style-name="P23" text:outline-level="4">Exercises:</text:h>
      <text:p text:style-name="P18">Translate the matlab-script above to a functioning path finder for your webot</text:p>
      <text:list xml:id="list1693251298" text:style-name="L17">
        <text:list-item>
          <text:p text:style-name="P31">Insert cylinder obstacle, start and goal positions by your own choice to illustrate the algorithm</text:p>
        </text:list-item>
        <text:list-item>
          <text:p text:style-name="P34">Compare trajectories with and without potential field navigation</text:p>
        </text:list-item>
      </text:list>
      <text:p text:style-name="P5"/>
      <text:list xml:id="list987694500" text:style-name="L18">
        <text:list-item>
          <text:p text:style-name="P35">Insert 2 rectangular obstacles in your webots world</text:p>
        </text:list-item>
        <text:list-item>
          <text:p text:style-name="P36">Use LIDAR measurements to make the Tiago robot drive the "Voronoi-road" between the 2 obstacles</text:p>
        </text:list-item>
      </text:list>
      <text:p text:style-name="P3"/>
      <text:h text:style-name="P21" text:outline-level="2">Markov decisision process, Reinforcement learning</text:h>
      <text:h text:style-name="P23" text:outline-level="4">Exercises:</text:h>
      <text:p text:style-name="P18">Find an expression for the shortest distance represented in cosit_red.m</text:p>
      <text:list xml:id="list2715260487" text:style-name="L19">
        <text:list-item>
          <text:p text:style-name="P37"><text:soft-page-break/>Show that this distance fulfills the triangle inequality</text:p>
        </text:list-item>
        <text:list-item>
          <text:p text:style-name="P37">Suggest a suitable heuristic h for A* and illustrate that C(s,n)+h(n) is a navigation function (for some self chosen goal)</text:p>
        </text:list-item>
      </text:list>
      <text:p text:style-name="P5"/>
      <text:list xml:id="list2239360722" text:style-name="L20">
        <text:list-item>
          <text:p text:style-name="P38">Complete the definitions of the action probabilities T(s,a,s') in mdp_red.m</text:p>
        </text:list-item>
        <text:list-item>
          <text:p text:style-name="P39">Find (by trial and error) the edge level for R(2,5) changing the policy.</text:p>
        </text:list-item>
      </text:list>
      <text:p text:style-name="P3"/>
      <text:p text:style-name="P3"/>
      <text:p text:style-name="P49">Q-learning</text:p>
      <text:p text:style-name="P50">This is about learning the function Q(s, a). This function gives an estimate of the return given action a is taken from state s. For the next step however, we commit to following a policy pi, which tells us what to do in each state. This episode is executed until termination occurs. The Q function only gives an estimate of the total reward from that state action pai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8:09:35.849753101</meta:creation-date>
    <meta:generator>LibreOffice/7.3.7.2$Linux_X86_64 LibreOffice_project/30$Build-2</meta:generator>
    <dc:date>2024-01-04T16:39:02.987049688</dc:date>
    <meta:editing-duration>P1DT4H49M15S</meta:editing-duration>
    <meta:editing-cycles>7</meta:editing-cycles>
    <meta:document-statistic meta:table-count="0" meta:image-count="0" meta:object-count="0" meta:page-count="5" meta:paragraph-count="87" meta:word-count="1160" meta:character-count="6966" meta:non-whitespace-character-count="5918"/>
  </office:meta>
</office:document-meta>
</file>